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7cm" fo:min-width="2.36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2.282cm"/>
    </style:style>
    <style:style style:name="gr4" style:family="graphic" style:parent-style-name="standard">
      <style:graphic-properties draw:textarea-horizontal-align="justify" draw:textarea-vertical-align="middle" draw:auto-grow-height="false" fo:min-height="1.021cm" fo:min-width="2.051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0.915cm" fo:min-width="2.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0.58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2.802cm"/>
    </style:style>
    <style:style style:name="gr10" style:family="graphic" style:parent-style-name="standard">
      <style:graphic-properties draw:stroke="none" svg:stroke-color="#000000" draw:fill="none" draw:fill-color="#ffffff" fo:min-height="5.084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textarea-horizontal-align="justify" draw:textarea-vertical-align="middle" draw:auto-grow-height="false" fo:min-height="0.468cm" fo:min-width="1.79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143cm" svg:x="8.239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636cm" svg:y1="2.016cm" svg:x2="9.636cm" svg:y2="3.921cm">
          <text:p/>
        </draw:line>
        <draw:custom-shape draw:style-name="gr3" draw:text-style-name="P1" draw:layer="layout" svg:width="4.572cm" svg:height="1.016cm" svg:x="7.985cm" svg:y="3.667cm">
          <text:p text:style-name="P1">Get: 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89cm" svg:y1="4.683cm" svg:x2="9.89cm" svg:y2="6.461cm">
          <text:p/>
        </draw:line>
        <draw:custom-shape draw:style-name="gr4" draw:text-style-name="P1" draw:layer="layout" svg:width="4.191cm" svg:height="1.27cm" svg:x="8.239cm" svg:y="6.461cm">
          <text:p text:style-name="P1">Get: number of repetition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89cm" svg:y1="7.858cm" svg:x2="9.89cm" svg:y2="9.255cm">
          <text:p/>
        </draw:line>
        <draw:custom-shape draw:style-name="gr5" draw:text-style-name="P1" draw:layer="layout" svg:width="3.81cm" svg:height="0.889cm" svg:x="7.985cm" svg:y="9.001cm">
          <text:p text:style-name="P1">Count ←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017cm" svg:y1="10.017cm" svg:x2="10.017cm" svg:y2="11.16cm">
          <text:p/>
        </draw:line>
        <draw:custom-shape draw:style-name="gr6" draw:text-style-name="P1" draw:layer="layout" svg:width="3.556cm" svg:height="1.651cm" svg:x="8.239cm" svg:y="11.033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7" draw:text-style-name="P1" draw:layer="layout" svg:x1="10.144cm" svg:y1="12.684cm" svg:x2="10.144cm" svg:y2="14.081cm">
          <text:p text:style-name="P1"/>
        </draw:line>
        <draw:custom-shape draw:style-name="gr8" draw:text-style-name="P1" draw:layer="layout" svg:width="2.159cm" svg:height="2.032cm" svg:x="9.001cm" svg:y="14.081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1" draw:layer="layout" svg:x1="10.144cm" svg:y1="16.113cm" svg:x2="10.144cm" svg:y2="17.51cm">
          <text:p text:style-name="P1"/>
        </draw:line>
        <draw:custom-shape draw:style-name="gr9" draw:text-style-name="P1" draw:layer="layout" svg:width="3.302cm" svg:height="1.143cm" svg:x="8.747cm" svg:y="17.51cm">
          <text:p text:style-name="P1">Count ← Count+ 1 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398cm" svg:y1="18.78cm" svg:x2="10.398cm" svg:y2="20.177cm">
          <text:p/>
        </draw:line>
        <draw:line draw:style-name="gr2" draw:text-style-name="P1" draw:layer="layout" svg:x1="10.398cm" svg:y1="20.177cm" svg:x2="15.605cm" svg:y2="20.177cm">
          <text:p/>
        </draw:line>
        <draw:line draw:style-name="gr2" draw:text-style-name="P1" draw:layer="layout" svg:x1="15.351cm" svg:y1="20.177cm" svg:x2="15.097cm" svg:y2="11.922cm">
          <text:p/>
        </draw:line>
        <draw:line draw:style-name="gr2" draw:text-style-name="P1" draw:layer="layout" svg:x1="15.097cm" svg:y1="12.176cm" svg:x2="11.668cm" svg:y2="12.176cm">
          <text:p/>
        </draw:line>
        <draw:frame draw:style-name="gr10" draw:layer="layout" svg:width="4.445cm" svg:height="5.334cm" svg:x="1cm" svg:y="6.715cm">
          <draw:text-box>
            <text:p>Key</text:p>
            <text:p>1 – count = number of repetitions?</text:p>
          </draw:text-box>
        </draw:frame>
        <draw:line draw:style-name="gr2" draw:text-style-name="P1" draw:layer="layout" svg:x1="9.001cm" svg:y1="15.097cm" svg:x2="6.715cm" svg:y2="15.097cm">
          <text:p/>
        </draw:line>
        <draw:line draw:style-name="gr2" draw:text-style-name="P1" draw:layer="layout" svg:x1="6.842cm" svg:y1="15.097cm" svg:x2="6.969cm" svg:y2="22.082cm">
          <text:p/>
        </draw:line>
        <draw:line draw:style-name="gr2" draw:text-style-name="P1" draw:layer="layout" svg:x1="6.969cm" svg:y1="21.955cm" svg:x2="11.668cm" svg:y2="22.336cm">
          <text:p/>
        </draw:line>
        <draw:frame draw:style-name="gr11" draw:layer="layout" svg:width="1.778cm" svg:height="1.016cm" svg:x="7.096cm" svg:y="14.081cm">
          <draw:text-box>
            <text:p>Yes</text:p>
          </draw:text-box>
        </draw:frame>
        <draw:frame draw:style-name="gr11" draw:layer="layout" svg:width="1.397cm" svg:height="1.016cm" svg:x="10.144cm" svg:y="16.113cm">
          <draw:text-box>
            <text:p>No</text:p>
          </draw:text-box>
        </draw:frame>
        <draw:custom-shape draw:style-name="gr3" draw:text-style-name="P1" draw:layer="layout" svg:width="4.572cm" svg:height="1.016cm" svg:x="9.763cm" svg:y="22.336cm">
          <text:p text:style-name="P1">Put: message X number of rep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1.795cm" svg:y1="23.479cm" svg:x2="11.795cm" svg:y2="25.003cm">
          <text:p/>
        </draw:line>
        <draw:custom-shape draw:style-name="gr12" draw:text-style-name="P1" draw:layer="layout" svg:width="2.54cm" svg:height="1.016cm" svg:x="10.525cm" svg:y="25.00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6:47:05.434900000</meta:creation-date>
    <dc:date>2014-10-14T16:59:49.002619000</dc:date>
    <meta:editing-duration>PT12M45S</meta:editing-duration>
    <meta:editing-cycles>1</meta:editing-cycles>
    <meta:document-statistic meta:object-count="26"/>
    <meta:generator>LibreOffice/4.3.1.2$MacOSX_X86_64 LibreOffice_project/958349dc3b25111dbca392fbc281a05559ef6848</meta:generator>
  </office:meta>
</office:document-meta>
</file>